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hAdapterFactory.getDefa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hAdapterFactory.resolve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hAdapterFactory.getAdapter( String choice , ProjectComponent lo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